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0abae"/>
    </style:style>
    <style:style style:name="T2" style:family="text">
      <style:text-properties officeooo:rsid="00170704"/>
    </style:style>
    <style:style style:name="T3" style:family="text">
      <style:text-properties officeooo:rsid="001832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p text:style-name="Title"><text:span text:style-name="T1">WPILib</text:span> LabVIEW <text:span text:style-name="T1">Math</text:span> </text:p>
      <text:p text:style-name="Title">Control / Trajectory Library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3.0<text:span text:style-name="T3">6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3-03-12T12:24:09.101000000</dc:date>
    <dc:creator>Jim Simpson</dc:creator>
    <meta:editing-duration>PT7M49S</meta:editing-duration>
    <meta:editing-cycles>13</meta:editing-cycles>
    <meta:document-statistic meta:table-count="0" meta:image-count="0" meta:object-count="0" meta:page-count="2" meta:paragraph-count="4" meta:word-count="10" meta:character-count="69" meta:non-whitespace-character-count="62"/>
  </office:meta>
</office:document-meta>
</file>